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5e30" officeooo:paragraph-rsid="000e5e30"/>
    </style:style>
    <style:style style:name="P2" style:family="paragraph" style:parent-style-name="Standard">
      <style:paragraph-properties fo:text-align="center" style:justify-single-word="false"/>
      <style:text-properties officeooo:rsid="001427dc" officeooo:paragraph-rsid="001427dc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officeooo:rsid="00113e62" officeooo:paragraph-rsid="00113e62"/>
    </style:style>
    <style:style style:name="P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rsid="001427dc" officeooo:paragraph-rsid="001427dc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officeooo:rsid="00113e62" officeooo:paragraph-rsid="00113e62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157a44" officeooo:paragraph-rsid="00157a44"/>
    </style:style>
    <style:style style:name="P7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officeooo:rsid="001427dc" officeooo:paragraph-rsid="00142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екции по БКИТ</text:p>
      <text:p text:style-name="P2">Лекция 1</text:p>
      <text:p text:style-name="P5">под Линукс WPF вместо windows forms</text:p>
      <text:p text:style-name="P3"/>
      <text:p text:style-name="P7">Лекция 2</text:p>
      <text:p text:style-name="P6">Лекция 5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5:53:50.338719650</meta:creation-date>
    <meta:generator>LibreOffice/5.1.6.2$Linux_X86_64 LibreOffice_project/10m0$Build-2</meta:generator>
    <dc:date>2018-10-30T15:48:47.208531265</dc:date>
    <meta:editing-duration>PT1H9M</meta:editing-duration>
    <meta:editing-cycles>4</meta:editing-cycles>
    <meta:document-statistic meta:table-count="0" meta:image-count="0" meta:object-count="0" meta:page-count="1" meta:paragraph-count="5" meta:word-count="15" meta:character-count="73" meta:non-whitespace-character-count="63"/>
  </office:meta>
</office:document-meta>
</file>